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67cb" officeooo:paragraph-rsid="000467cb"/>
    </style:style>
    <style:style style:name="P2" style:family="paragraph" style:parent-style-name="Text_20_body">
      <style:text-properties officeooo:rsid="02b37dc8" officeooo:paragraph-rsid="000501e1"/>
    </style:style>
    <style:style style:name="P3" style:family="paragraph" style:parent-style-name="Text_20_body">
      <style:text-properties officeooo:rsid="02a975a1" officeooo:paragraph-rsid="000501e1"/>
    </style:style>
    <style:style style:name="P4" style:family="paragraph" style:parent-style-name="Text_20_body">
      <style:text-properties officeooo:paragraph-rsid="000501e1"/>
    </style:style>
    <style:style style:name="P5" style:family="paragraph" style:parent-style-name="Text_20_body">
      <style:text-properties officeooo:paragraph-rsid="000798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 for physical training, she performs stretches, strength training, endurance training and various kinds of exercises to force her body to move as she wants it to. She also practices with Martial Force to ensure that she can control its output more reliably in terms of duration and direction of output.</text:p>
      <text:p text:style-name="P5">These different types of exercise aren’t performed separately nor are her perks ignored either. She might push down on her body from above with Force Master while performing push-ups, or use Fire Magic to increase her body temperature while running in place. She constantly subjects herself to a variety of borderline torturous activities as she works to push her body to its limi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1:12:16.306000000</meta:creation-date>
    <dc:date>2023-08-23T14:30:56.945000000</dc:date>
    <meta:editing-duration>PT4H43M57S</meta:editing-duration>
    <meta:editing-cycles>2</meta:editing-cycles>
    <meta:generator>LibreOffice/7.4.0.3$Windows_X86_64 LibreOffice_project/f85e47c08ddd19c015c0114a68350214f7066f5a</meta:generator>
    <meta:document-statistic meta:table-count="0" meta:image-count="0" meta:object-count="0" meta:page-count="1" meta:paragraph-count="2" meta:word-count="114" meta:character-count="687" meta:non-whitespace-character-count="575"/>
  </office:meta>
</office:document-meta>
</file>